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3" style:family="table-cell" style:parent-style-name="Default" style:data-style-name="N99"/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ackground-color="#333333" fo:border="0.06pt solid #000000"/>
    </style:style>
    <style:style style:name="ce2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4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Notes:</text:p>
          </table:table-cell>
          <table:table-cell table:number-columns-repeated="12"/>
        </table:table-row>
        <table:table-row table:style-name="ro1">
          <table:covered-table-cell table:style-name="ce2"/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g</text:p>
          </table:table-cell>
          <table:table-cell table:style-name="ce5" table:number-columns-repeated="4"/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leared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et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21" office:value-type="string" calcext:value-type="string">
            <text:p>LSByte = 0? 1 : 0</text:p>
          </table:table-cell>
          <table:table-cell table:style-name="ce21" office:value-type="string" calcext:value-type="string">
            <office:annotation draw:style-name="gr1" draw:text-style-name="P1" svg:width="1.1413in" svg:height="1.3264in" svg:x="7.5008in" svg:y="1.9299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reg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00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2"/>
          <table:table-cell office:value-type="string" calcext:value-type="string">
            <text:p>SRC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!SRC !DST RESULT</text:p>
          </table:table-cell>
          <table:table-cell/>
          <table:table-cell office:value-type="string" calcext:value-type="string">
            <text:p>SRC DST !RESUL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Carry? 1 : 0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</table:table-row>
        <table:table-row table:style-name="ro1" table:number-rows-repeated="1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 table:number-rows-repeated="1048486">
          <table:table-cell table:number-columns-repeated="25"/>
        </table:table-row>
        <table:table-row table:style-name="ro2" table:number-rows-repeated="16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1016" table:default-cell-style-name="Default"/>
        <table:table-row table:style-name="ro1">
          <table:table-cell table:style-name="ce24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2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4"/>
          <table:table-cell table:style-name="ce31" table:number-columns-repeated="1009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&amp; Z = 0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BHIS loc</text:p>
          </table:table-cell>
          <table:table-cell table:style-name="ce25" office:value-type="string" calcext:value-type="string">
            <text:p>C = 0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5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32" table:number-columns-repeated="1009"/>
        </table:table-row>
        <table:table-row table:style-name="ro1">
          <table:table-cell table:style-name="ce25" office:value-type="string" calcext:value-type="string">
            <text:p>BLO loc</text:p>
          </table:table-cell>
          <table:table-cell table:style-name="ce25" office:value-type="string" calcext:value-type="string">
            <text:p>C = 1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5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32"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23:33:45.30546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4T03:23:03.090887061</dc:date>
    <meta:editing-duration>PT17H56M33S</meta:editing-duration>
    <meta:editing-cycles>19</meta:editing-cycles>
    <meta:generator>LibreOffice/4.1.4.2$Linux_X86_64 LibreOffice_project/410m0$Build-2</meta:generator>
    <meta:document-statistic meta:table-count="2" meta:cell-count="804" meta:object-count="0"/>
  </office:meta>
</office:document-meta>
</file>